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76mm"/>
    </style:style>
    <style:style style:name="co3" style:family="table-column">
      <style:table-column-properties fo:break-before="auto" style:column-width="8.61mm"/>
    </style:style>
    <style:style style:name="co4" style:family="table-column">
      <style:table-column-properties fo:break-before="auto" style:column-width="17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s" table:style-name="ta1">
        <table:shapes>
          <draw:frame draw:z-index="0" draw:style-name="gr1" draw:text-style-name="P1" svg:width="179.89mm" svg:height="89.99mm" svg:x="23.58mm" svg:y="46.15mm">
            <draw:object draw:notify-on-update-of-ranges="Sheet6.A2:Sheet6.A2 Sheet6.A3:Sheet6.A8 Sheet6.E2:Sheet6.E2 Sheet6.E3:Sheet6.E8 Sheet6.B2:Sheet6.B2 Sheet6.B3:Sheet6.B8 Sheet6.F2:Sheet6.F2 Sheet6.F3:Sheet6.F8 Sheet6.C2:Sheet6.C2 Sheet6.C3:Sheet6.C8 Sheet6.G2:Sheet6.G2 Sheet6.G3:Sheet6.G8 Sheet6.D2:Sheet6.D2 Sheet6.D3:Sheet6.D8 Sheet6.P2:Sheet6.P2 Sheet6.P3:Sheet6.P8 Sheet6.H2:Sheet6.H2 Sheet6.H3:Sheet6.H8 Sheet6.Q2:Sheet6.Q2 Sheet6.Q3:Sheet6.Q8 Sheet6.I2:Sheet6.I2 Sheet6.I3:Sheet6.I8 Sheet6.R2:Sheet6.R2 Sheet6.R3:Sheet6.R8 Sheet6.J2:Sheet6.J2 Sheet6.J3:Sheet6.J8 Sheet6.S2:Sheet6.S2 Sheet6.S3:Sheet6.S8 Sheet6.K2:Sheet6.K2 Sheet6.K3:Sheet6.K8 Sheet6.T2:Sheet6.T2 Sheet6.T3:Sheet6.T8 Sheet6.L2:Sheet6.L2 Sheet6.L3:Sheet6.L8 Sheet6.U2:Sheet6.U2 Sheet6.U3:Sheet6.U8 Sheet6.M2:Sheet6.M2 Sheet6.M3:Sheet6.M8 Sheet6.V2:Sheet6.V2 Sheet6.V3:Sheet6.V8 Sheet6.N2:Sheet6.N2 Sheet6.N3:Sheet6.N8 Sheet6.W2:Sheet6.W2 Sheet6.W3:Sheet6.W8 Sheet6.O2:Sheet6.O2 Sheet6.O3:Sheet6.O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CW Q10</text:p>
          </table:table-cell>
          <table:table-cell office:value-type="string" calcext:value-type="string">
            <text:p>CW Q13</text:p>
          </table:table-cell>
          <table:table-cell office:value-type="string" calcext:value-type="string">
            <text:p>CW Q18</text:p>
          </table:table-cell>
          <table:table-cell office:value-type="string" calcext:value-type="string">
            <text:p>CJ Q10</text:p>
          </table:table-cell>
          <table:table-cell office:value-type="string" calcext:value-type="string">
            <text:p>CJ Q13</text:p>
          </table:table-cell>
          <table:table-cell office:value-type="string" calcext:value-type="string">
            <text:p>CJ Q18</text:p>
          </table:table-cell>
          <table:table-cell office:value-type="string" calcext:value-type="string">
            <text:p>OW Q3</text:p>
          </table:table-cell>
          <table:table-cell office:value-type="string" calcext:value-type="string">
            <text:p>OW Q4</text:p>
          </table:table-cell>
          <table:table-cell office:value-type="string" calcext:value-type="string">
            <text:p>OW Q5</text:p>
          </table:table-cell>
          <table:table-cell office:value-type="string" calcext:value-type="string">
            <text:p>OW Q7</text:p>
          </table:table-cell>
          <table:table-cell office:value-type="string" calcext:value-type="string">
            <text:p>OW Q10</text:p>
          </table:table-cell>
          <table:table-cell office:value-type="string" calcext:value-type="string">
            <text:p>OW Q12</text:p>
          </table:table-cell>
          <table:table-cell office:value-type="string" calcext:value-type="string">
            <text:p>OW Q13</text:p>
          </table:table-cell>
          <table:table-cell office:value-type="string" calcext:value-type="string">
            <text:p>OW Q21</text:p>
          </table:table-cell>
          <table:table-cell office:value-type="string" calcext:value-type="string">
            <text:p>OJ Q3</text:p>
          </table:table-cell>
          <table:table-cell office:value-type="string" calcext:value-type="string">
            <text:p>OJ Q4</text:p>
          </table:table-cell>
          <table:table-cell office:value-type="string" calcext:value-type="string">
            <text:p>OJ Q5</text:p>
          </table:table-cell>
          <table:table-cell office:value-type="string" calcext:value-type="string">
            <text:p>OJ Q7</text:p>
          </table:table-cell>
          <table:table-cell office:value-type="string" calcext:value-type="string">
            <text:p>OJ Q10</text:p>
          </table:table-cell>
          <table:table-cell office:value-type="string" calcext:value-type="string">
            <text:p>OJ Q12</text:p>
          </table:table-cell>
          <table:table-cell office:value-type="string" calcext:value-type="string">
            <text:p>OJ Q13</text:p>
          </table:table-cell>
          <table:table-cell office:value-type="string" calcext:value-type="string">
            <text:p>OJ Q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64059" calcext:value-type="float">
            <text:p>2.064059</text:p>
          </table:table-cell>
          <table:table-cell office:value-type="float" office:value="0.239656" calcext:value-type="float">
            <text:p>0.239656</text:p>
          </table:table-cell>
          <table:table-cell office:value-type="float" office:value="0.30302" calcext:value-type="float">
            <text:p>0.30302</text:p>
          </table:table-cell>
          <table:table-cell office:value-type="float" office:value="2.925792" calcext:value-type="float">
            <text:p>2.925792</text:p>
          </table:table-cell>
          <table:table-cell office:value-type="float" office:value="0.808014" calcext:value-type="float">
            <text:p>0.808014</text:p>
          </table:table-cell>
          <table:table-cell office:value-type="float" office:value="0.680622" calcext:value-type="float">
            <text:p>0.680622</text:p>
          </table:table-cell>
          <table:table-cell office:value-type="float" office:value="0.273529" calcext:value-type="float">
            <text:p>0.273529</text:p>
          </table:table-cell>
          <table:table-cell office:value-type="float" office:value="0.283147" calcext:value-type="float">
            <text:p>0.283147</text:p>
          </table:table-cell>
          <table:table-cell office:value-type="float" office:value="0.282265" calcext:value-type="float">
            <text:p>0.282265</text:p>
          </table:table-cell>
          <table:table-cell office:value-type="float" office:value="0.212483" calcext:value-type="float">
            <text:p>0.212483</text:p>
          </table:table-cell>
          <table:table-cell office:value-type="float" office:value="0.264392" calcext:value-type="float">
            <text:p>0.264392</text:p>
          </table:table-cell>
          <table:table-cell office:value-type="float" office:value="0.30312" calcext:value-type="float">
            <text:p>0.30312</text:p>
          </table:table-cell>
          <table:table-cell office:value-type="float" office:value="0.283801" calcext:value-type="float">
            <text:p>0.283801</text:p>
          </table:table-cell>
          <table:table-cell office:value-type="float" office:value="0.852751" calcext:value-type="float">
            <text:p>0.852751</text:p>
          </table:table-cell>
          <table:table-cell office:value-type="float" office:value="1.260608" calcext:value-type="float">
            <text:p>1.260608</text:p>
          </table:table-cell>
          <table:table-cell office:value-type="float" office:value="0.261474" calcext:value-type="float">
            <text:p>0.261474</text:p>
          </table:table-cell>
          <table:table-cell office:value-type="float" office:value="1.176307" calcext:value-type="float">
            <text:p>1.176307</text:p>
          </table:table-cell>
          <table:table-cell office:value-type="float" office:value="1.341218" calcext:value-type="float">
            <text:p>1.341218</text:p>
          </table:table-cell>
          <table:table-cell office:value-type="float" office:value="1.071398" calcext:value-type="float">
            <text:p>1.071398</text:p>
          </table:table-cell>
          <table:table-cell office:value-type="float" office:value="0.687486" calcext:value-type="float">
            <text:p>0.687486</text:p>
          </table:table-cell>
          <table:table-cell office:value-type="float" office:value="0.623404" calcext:value-type="float">
            <text:p>0.623404</text:p>
          </table:table-cell>
          <table:table-cell office:value-type="float" office:value="1.731493" calcext:value-type="float">
            <text:p>1.7314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74774" calcext:value-type="float">
            <text:p>4.74774</text:p>
          </table:table-cell>
          <table:table-cell office:value-type="float" office:value="1.340763" calcext:value-type="float">
            <text:p>1.340763</text:p>
          </table:table-cell>
          <table:table-cell office:value-type="float" office:value="1.494355" calcext:value-type="float">
            <text:p>1.494355</text:p>
          </table:table-cell>
          <table:table-cell office:value-type="float" office:value="10.498106" calcext:value-type="float">
            <text:p>10.498106</text:p>
          </table:table-cell>
          <table:table-cell office:value-type="float" office:value="2.531298" calcext:value-type="float">
            <text:p>2.531298</text:p>
          </table:table-cell>
          <table:table-cell office:value-type="float" office:value="2.86301" calcext:value-type="float">
            <text:p>2.86301</text:p>
          </table:table-cell>
          <table:table-cell office:value-type="float" office:value="1.54301" calcext:value-type="float">
            <text:p>1.54301</text:p>
          </table:table-cell>
          <table:table-cell office:value-type="float" office:value="1.376327" calcext:value-type="float">
            <text:p>1.376327</text:p>
          </table:table-cell>
          <table:table-cell office:value-type="float" office:value="1.62521" calcext:value-type="float">
            <text:p>1.62521</text:p>
          </table:table-cell>
          <table:table-cell office:value-type="float" office:value="1.684611" calcext:value-type="float">
            <text:p>1.684611</text:p>
          </table:table-cell>
          <table:table-cell office:value-type="float" office:value="1.674547" calcext:value-type="float">
            <text:p>1.674547</text:p>
          </table:table-cell>
          <table:table-cell office:value-type="float" office:value="1.436945" calcext:value-type="float">
            <text:p>1.436945</text:p>
          </table:table-cell>
          <table:table-cell office:value-type="float" office:value="1.242744" calcext:value-type="float">
            <text:p>1.242744</text:p>
          </table:table-cell>
          <table:table-cell office:value-type="float" office:value="2.344279" calcext:value-type="float">
            <text:p>2.344279</text:p>
          </table:table-cell>
          <table:table-cell office:value-type="float" office:value="5.943957" calcext:value-type="float">
            <text:p>5.943957</text:p>
          </table:table-cell>
          <table:table-cell office:value-type="float" office:value="1.290217" calcext:value-type="float">
            <text:p>1.290217</text:p>
          </table:table-cell>
          <table:table-cell office:value-type="float" office:value="6.189604" calcext:value-type="float">
            <text:p>6.189604</text:p>
          </table:table-cell>
          <table:table-cell office:value-type="float" office:value="6.986373" calcext:value-type="float">
            <text:p>6.986373</text:p>
          </table:table-cell>
          <table:table-cell office:value-type="float" office:value="6.387715" calcext:value-type="float">
            <text:p>6.387715</text:p>
          </table:table-cell>
          <table:table-cell office:value-type="float" office:value="3.803898" calcext:value-type="float">
            <text:p>3.803898</text:p>
          </table:table-cell>
          <table:table-cell office:value-type="float" office:value="2.487416" calcext:value-type="float">
            <text:p>2.487416</text:p>
          </table:table-cell>
          <table:table-cell office:value-type="float" office:value="7.656523" calcext:value-type="float">
            <text:p>7.656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72913" calcext:value-type="float">
            <text:p>8.72913</text:p>
          </table:table-cell>
          <table:table-cell office:value-type="float" office:value="2.951801" calcext:value-type="float">
            <text:p>2.951801</text:p>
          </table:table-cell>
          <table:table-cell office:value-type="float" office:value="3.232166" calcext:value-type="float">
            <text:p>3.232166</text:p>
          </table:table-cell>
          <table:table-cell office:value-type="float" office:value="18.015992" calcext:value-type="float">
            <text:p>18.015992</text:p>
          </table:table-cell>
          <table:table-cell office:value-type="float" office:value="5.768801" calcext:value-type="float">
            <text:p>5.768801</text:p>
          </table:table-cell>
          <table:table-cell office:value-type="float" office:value="6.080685" calcext:value-type="float">
            <text:p>6.080685</text:p>
          </table:table-cell>
          <table:table-cell office:value-type="float" office:value="2.97561" calcext:value-type="float">
            <text:p>2.97561</text:p>
          </table:table-cell>
          <table:table-cell office:value-type="float" office:value="2.743554" calcext:value-type="float">
            <text:p>2.743554</text:p>
          </table:table-cell>
          <table:table-cell office:value-type="float" office:value="3.100711" calcext:value-type="float">
            <text:p>3.100711</text:p>
          </table:table-cell>
          <table:table-cell office:value-type="float" office:value="3.804061" calcext:value-type="float">
            <text:p>3.804061</text:p>
          </table:table-cell>
          <table:table-cell office:value-type="float" office:value="3.410831" calcext:value-type="float">
            <text:p>3.410831</text:p>
          </table:table-cell>
          <table:table-cell office:value-type="float" office:value="2.94111" calcext:value-type="float">
            <text:p>2.94111</text:p>
          </table:table-cell>
          <table:table-cell office:value-type="float" office:value="2.498725" calcext:value-type="float">
            <text:p>2.498725</text:p>
          </table:table-cell>
          <table:table-cell office:value-type="float" office:value="4.066299" calcext:value-type="float">
            <text:p>4.066299</text:p>
          </table:table-cell>
          <table:table-cell office:value-type="float" office:value="11.695041" calcext:value-type="float">
            <text:p>11.695041</text:p>
          </table:table-cell>
          <table:table-cell office:value-type="float" office:value="2.501716" calcext:value-type="float">
            <text:p>2.501716</text:p>
          </table:table-cell>
          <table:table-cell office:value-type="float" office:value="12.715375" calcext:value-type="float">
            <text:p>12.715375</text:p>
          </table:table-cell>
          <table:table-cell office:value-type="float" office:value="14.882962" calcext:value-type="float">
            <text:p>14.882962</text:p>
          </table:table-cell>
          <table:table-cell office:value-type="float" office:value="11.0793" calcext:value-type="float">
            <text:p>11.0793</text:p>
          </table:table-cell>
          <table:table-cell office:value-type="float" office:value="7.240884" calcext:value-type="float">
            <text:p>7.240884</text:p>
          </table:table-cell>
          <table:table-cell office:value-type="float" office:value="5.380053" calcext:value-type="float">
            <text:p>5.380053</text:p>
          </table:table-cell>
          <table:table-cell office:value-type="float" office:value="11.741005" calcext:value-type="float">
            <text:p>11.7410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.10675" calcext:value-type="float">
            <text:p>13.10675</text:p>
          </table:table-cell>
          <table:table-cell office:value-type="float" office:value="6.838645" calcext:value-type="float">
            <text:p>6.838645</text:p>
          </table:table-cell>
          <table:table-cell office:value-type="float" office:value="7.619559" calcext:value-type="float">
            <text:p>7.619559</text:p>
          </table:table-cell>
          <table:table-cell office:value-type="float" office:value="25.337986" calcext:value-type="float">
            <text:p>25.337986</text:p>
          </table:table-cell>
          <table:table-cell office:value-type="float" office:value="15.220119" calcext:value-type="float">
            <text:p>15.220119</text:p>
          </table:table-cell>
          <table:table-cell office:value-type="float" office:value="16.719983" calcext:value-type="float">
            <text:p>16.719983</text:p>
          </table:table-cell>
          <table:table-cell office:value-type="float" office:value="7.667978" calcext:value-type="float">
            <text:p>7.667978</text:p>
          </table:table-cell>
          <table:table-cell office:value-type="float" office:value="7.683832" calcext:value-type="float">
            <text:p>7.683832</text:p>
          </table:table-cell>
          <table:table-cell office:value-type="float" office:value="8.274664" calcext:value-type="float">
            <text:p>8.274664</text:p>
          </table:table-cell>
          <table:table-cell office:value-type="float" office:value="9.691273" calcext:value-type="float">
            <text:p>9.691273</text:p>
          </table:table-cell>
          <table:table-cell office:value-type="float" office:value="8.570384" calcext:value-type="float">
            <text:p>8.570384</text:p>
          </table:table-cell>
          <table:table-cell office:value-type="float" office:value="7.532231" calcext:value-type="float">
            <text:p>7.532231</text:p>
          </table:table-cell>
          <table:table-cell office:value-type="float" office:value="6.553598" calcext:value-type="float">
            <text:p>6.553598</text:p>
          </table:table-cell>
          <table:table-cell office:value-type="float" office:value="8.48282" calcext:value-type="float">
            <text:p>8.48282</text:p>
          </table:table-cell>
          <table:table-cell office:value-type="float" office:value="29.91318" calcext:value-type="float">
            <text:p>29.91318</text:p>
          </table:table-cell>
          <table:table-cell office:value-type="float" office:value="6.644489" calcext:value-type="float">
            <text:p>6.644489</text:p>
          </table:table-cell>
          <table:table-cell office:value-type="float" office:value="31.656128" calcext:value-type="float">
            <text:p>31.656128</text:p>
          </table:table-cell>
          <table:table-cell office:value-type="float" office:value="34.109953" calcext:value-type="float">
            <text:p>34.109953</text:p>
          </table:table-cell>
          <table:table-cell office:value-type="float" office:value="28.463661" calcext:value-type="float">
            <text:p>28.463661</text:p>
          </table:table-cell>
          <table:table-cell office:value-type="float" office:value="19.495947" calcext:value-type="float">
            <text:p>19.495947</text:p>
          </table:table-cell>
          <table:table-cell office:value-type="float" office:value="13.324443" calcext:value-type="float">
            <text:p>13.324443</text:p>
          </table:table-cell>
          <table:table-cell office:value-type="float" office:value="23.897349" calcext:value-type="float">
            <text:p>23.8973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.546786" calcext:value-type="float">
            <text:p>18.546786</text:p>
          </table:table-cell>
          <table:table-cell office:value-type="float" office:value="13.887346" calcext:value-type="float">
            <text:p>13.887346</text:p>
          </table:table-cell>
          <table:table-cell office:value-type="float" office:value="13.842346" calcext:value-type="float">
            <text:p>13.842346</text:p>
          </table:table-cell>
          <table:table-cell office:value-type="float" office:value="42.31459" calcext:value-type="float">
            <text:p>42.31459</text:p>
          </table:table-cell>
          <table:table-cell office:value-type="float" office:value="32.00013" calcext:value-type="float">
            <text:p>32.00013</text:p>
          </table:table-cell>
          <table:table-cell office:value-type="float" office:value="32.158977" calcext:value-type="float">
            <text:p>32.158977</text:p>
          </table:table-cell>
          <table:table-cell office:value-type="float" office:value="16.026088" calcext:value-type="float">
            <text:p>16.026088</text:p>
          </table:table-cell>
          <table:table-cell office:value-type="float" office:value="13.481862" calcext:value-type="float">
            <text:p>13.481862</text:p>
          </table:table-cell>
          <table:table-cell office:value-type="float" office:value="17.335669" calcext:value-type="float">
            <text:p>17.335669</text:p>
          </table:table-cell>
          <table:table-cell office:value-type="float" office:value="17.009122" calcext:value-type="float">
            <text:p>17.009122</text:p>
          </table:table-cell>
          <table:table-cell office:value-type="float" office:value="15.979497" calcext:value-type="float">
            <text:p>15.979497</text:p>
          </table:table-cell>
          <table:table-cell office:value-type="float" office:value="16.469464" calcext:value-type="float">
            <text:p>16.469464</text:p>
          </table:table-cell>
          <table:table-cell office:value-type="float" office:value="13.657945" calcext:value-type="float">
            <text:p>13.657945</text:p>
          </table:table-cell>
          <table:table-cell office:value-type="float" office:value="16.952358" calcext:value-type="float">
            <text:p>16.952358</text:p>
          </table:table-cell>
          <table:table-cell office:value-type="float" office:value="59.033992" calcext:value-type="float">
            <text:p>59.033992</text:p>
          </table:table-cell>
          <table:table-cell office:value-type="float" office:value="13.202251" calcext:value-type="float">
            <text:p>13.202251</text:p>
          </table:table-cell>
          <table:table-cell office:value-type="float" office:value="61.092833" calcext:value-type="float">
            <text:p>61.092833</text:p>
          </table:table-cell>
          <table:table-cell office:value-type="float" office:value="63.598604" calcext:value-type="float">
            <text:p>63.598604</text:p>
          </table:table-cell>
          <table:table-cell office:value-type="float" office:value="54.945501" calcext:value-type="float">
            <text:p>54.945501</text:p>
          </table:table-cell>
          <table:table-cell office:value-type="float" office:value="36.494215" calcext:value-type="float">
            <text:p>36.494215</text:p>
          </table:table-cell>
          <table:table-cell office:value-type="float" office:value="26.359475" calcext:value-type="float">
            <text:p>26.359475</text:p>
          </table:table-cell>
          <table:table-cell office:value-type="float" office:value="46.458099" calcext:value-type="float">
            <text:p>46.4580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  <table:table-cell office:value-type="float" office:value="430" calcext:value-type="float">
            <text:p>430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25792" calcext:value-type="float">
            <text:p>2925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3529" calcext:value-type="float">
            <text:p>273529</text:p>
          </table:table-cell>
          <table:table-cell/>
          <table:table-cell table:formula="of:=&quot;OAW Q&quot; &amp; [.E14]" office:value-type="string" office:string-value="OAW Q3" calcext:value-type="string">
            <text:p>OAW Q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60608" calcext:value-type="float">
            <text:p>1260608</text:p>
          </table:table-cell>
          <table:table-cell/>
          <table:table-cell table:formula="of:=&quot;OAJ Q&quot; &amp; [.K14]" office:value-type="string" office:string-value="OAJ Q3" calcext:value-type="string">
            <text:p>OAJ Q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08014" calcext:value-type="float">
            <text:p>808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3147" calcext:value-type="float">
            <text:p>283147</text:p>
          </table:table-cell>
          <table:table-cell/>
          <table:table-cell table:formula="of:=&quot;OAW Q&quot; &amp; [.E15]" office:value-type="string" office:string-value="OAW Q4" calcext:value-type="string">
            <text:p>OAW Q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1474" calcext:value-type="float">
            <text:p>261474</text:p>
          </table:table-cell>
          <table:table-cell/>
          <table:table-cell table:formula="of:=&quot;OAJ Q&quot; &amp; [.K15]" office:value-type="string" office:string-value="OAJ Q4" calcext:value-type="string">
            <text:p>OAJ Q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0622" calcext:value-type="float">
            <text:p>6806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2265" calcext:value-type="float">
            <text:p>282265</text:p>
          </table:table-cell>
          <table:table-cell/>
          <table:table-cell table:formula="of:=&quot;OAW Q&quot; &amp; [.E16]" office:value-type="string" office:string-value="OAW Q5" calcext:value-type="string">
            <text:p>OAW Q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76307" calcext:value-type="float">
            <text:p>1176307</text:p>
          </table:table-cell>
          <table:table-cell/>
          <table:table-cell table:formula="of:=&quot;OAJ Q&quot; &amp; [.K16]" office:value-type="string" office:string-value="OAJ Q5" calcext:value-type="string">
            <text:p>OAJ Q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498106" calcext:value-type="float">
            <text:p>104981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2483" calcext:value-type="float">
            <text:p>212483</text:p>
          </table:table-cell>
          <table:table-cell/>
          <table:table-cell table:formula="of:=&quot;OAW Q&quot; &amp; [.E17]" office:value-type="string" office:string-value="OAW Q7" calcext:value-type="string">
            <text:p>OAW Q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41218" calcext:value-type="float">
            <text:p>1341218</text:p>
          </table:table-cell>
          <table:table-cell/>
          <table:table-cell table:formula="of:=&quot;OAJ Q&quot; &amp; [.K17]" office:value-type="string" office:string-value="OAJ Q7" calcext:value-type="string">
            <text:p>OAJ Q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531298" calcext:value-type="float">
            <text:p>2531298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64392" calcext:value-type="float">
            <text:p>264392</text:p>
          </table:table-cell>
          <table:table-cell/>
          <table:table-cell table:formula="of:=&quot;OAW Q&quot; &amp; [.E18]" office:value-type="string" office:string-value="OAW Q10" calcext:value-type="string">
            <text:p>OAW Q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071398" calcext:value-type="float">
            <text:p>1071398</text:p>
          </table:table-cell>
          <table:table-cell/>
          <table:table-cell table:formula="of:=&quot;OAJ Q&quot; &amp; [.K18]" office:value-type="string" office:string-value="OAJ Q10" calcext:value-type="string">
            <text:p>OAJ Q1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863010" calcext:value-type="float">
            <text:p>28630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03120" calcext:value-type="float">
            <text:p>303120</text:p>
          </table:table-cell>
          <table:table-cell/>
          <table:table-cell table:formula="of:=&quot;OAW Q&quot; &amp; [.E19]" office:value-type="string" office:string-value="OAW Q12" calcext:value-type="string">
            <text:p>OAW Q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7486" calcext:value-type="float">
            <text:p>687486</text:p>
          </table:table-cell>
          <table:table-cell/>
          <table:table-cell table:formula="of:=&quot;OAJ Q&quot; &amp; [.K19]" office:value-type="string" office:string-value="OAJ Q12" calcext:value-type="string">
            <text:p>OAJ Q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15992" calcext:value-type="float">
            <text:p>180159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3801" calcext:value-type="float">
            <text:p>283801</text:p>
          </table:table-cell>
          <table:table-cell/>
          <table:table-cell table:formula="of:=&quot;OAW Q&quot; &amp; [.E20]" office:value-type="string" office:string-value="OAW Q13" calcext:value-type="string">
            <text:p>OAW Q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23404" calcext:value-type="float">
            <text:p>623404</text:p>
          </table:table-cell>
          <table:table-cell/>
          <table:table-cell table:formula="of:=&quot;OAJ Q&quot; &amp; [.K20]" office:value-type="string" office:string-value="OAJ Q13" calcext:value-type="string">
            <text:p>OAJ Q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768801" calcext:value-type="float">
            <text:p>57688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52751" calcext:value-type="float">
            <text:p>852751</text:p>
          </table:table-cell>
          <table:table-cell/>
          <table:table-cell table:formula="of:=&quot;OAW Q&quot; &amp; [.E21]" office:value-type="string" office:string-value="OAW Q21" calcext:value-type="string">
            <text:p>OAW Q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31493" calcext:value-type="float">
            <text:p>1731493</text:p>
          </table:table-cell>
          <table:table-cell/>
          <table:table-cell table:formula="of:=&quot;OAJ Q&quot; &amp; [.K21]" office:value-type="string" office:string-value="OAJ Q21" calcext:value-type="string">
            <text:p>OAJ Q2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6080685" calcext:value-type="float">
            <text:p>6080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43010" calcext:value-type="float">
            <text:p>15430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943957" calcext:value-type="float">
            <text:p>594395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5337986" calcext:value-type="float">
            <text:p>253379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376327" calcext:value-type="float">
            <text:p>13763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90217" calcext:value-type="float">
            <text:p>129021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15220119" calcext:value-type="float">
            <text:p>15220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25210" calcext:value-type="float">
            <text:p>16252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189604" calcext:value-type="float">
            <text:p>618960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16719983" calcext:value-type="float">
            <text:p>167199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84611" calcext:value-type="float">
            <text:p>16846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986373" calcext:value-type="float">
            <text:p>69863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2314590" calcext:value-type="float">
            <text:p>423145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674547" calcext:value-type="float">
            <text:p>16745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387715" calcext:value-type="float">
            <text:p>638771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32000130" calcext:value-type="float">
            <text:p>320001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436945" calcext:value-type="float">
            <text:p>14369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803898" calcext:value-type="float">
            <text:p>380389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2158977" calcext:value-type="float">
            <text:p>321589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42744" calcext:value-type="float">
            <text:p>124274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487416" calcext:value-type="float">
            <text:p>24874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344279" calcext:value-type="float">
            <text:p>234427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656523" calcext:value-type="float">
            <text:p>76565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975610" calcext:value-type="float">
            <text:p>29756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695041" calcext:value-type="float">
            <text:p>116950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43554" calcext:value-type="float">
            <text:p>27435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1716" calcext:value-type="float">
            <text:p>25017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100711" calcext:value-type="float">
            <text:p>31007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715375" calcext:value-type="float">
            <text:p>127153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804061" calcext:value-type="float">
            <text:p>38040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4882962" calcext:value-type="float">
            <text:p>148829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410831" calcext:value-type="float">
            <text:p>341083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79300" calcext:value-type="float">
            <text:p>110793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941110" calcext:value-type="float">
            <text:p>294111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240884" calcext:value-type="float">
            <text:p>72408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498725" calcext:value-type="float">
            <text:p>24987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380053" calcext:value-type="float">
            <text:p>53800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066299" calcext:value-type="float">
            <text:p>406629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1741005" calcext:value-type="float">
            <text:p>117410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667978" calcext:value-type="float">
            <text:p>76679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9913180" calcext:value-type="float">
            <text:p>299131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7683832" calcext:value-type="float">
            <text:p>76838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6644489" calcext:value-type="float">
            <text:p>66444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8274664" calcext:value-type="float">
            <text:p>827466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1656128" calcext:value-type="float">
            <text:p>316561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9691273" calcext:value-type="float">
            <text:p>969127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4109953" calcext:value-type="float">
            <text:p>341099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8570384" calcext:value-type="float">
            <text:p>85703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8463661" calcext:value-type="float">
            <text:p>284636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7532231" calcext:value-type="float">
            <text:p>753223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9495947" calcext:value-type="float">
            <text:p>194959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6553598" calcext:value-type="float">
            <text:p>655359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13324443" calcext:value-type="float">
            <text:p>133244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8482820" calcext:value-type="float">
            <text:p>848282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23897349" calcext:value-type="float">
            <text:p>238973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6026088" calcext:value-type="float">
            <text:p>1602608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9033992" calcext:value-type="float">
            <text:p>590339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481862" calcext:value-type="float">
            <text:p>134818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202251" calcext:value-type="float">
            <text:p>132022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7335669" calcext:value-type="float">
            <text:p>173356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61092833" calcext:value-type="float">
            <text:p>610928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7009122" calcext:value-type="float">
            <text:p>170091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63598604" calcext:value-type="float">
            <text:p>635986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5979497" calcext:value-type="float">
            <text:p>159794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54945501" calcext:value-type="float">
            <text:p>549455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469464" calcext:value-type="float">
            <text:p>164694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6494215" calcext:value-type="float">
            <text:p>364942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3657945" calcext:value-type="float">
            <text:p>136579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26359475" calcext:value-type="float">
            <text:p>263594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6952358" calcext:value-type="float">
            <text:p>1695235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46458099" calcext:value-type="float">
            <text:p>46458099</text:p>
          </table:table-cell>
          <table:table-cell table:number-columns-repeated="10"/>
        </table:table-row>
      </table:table>
      <table:table table:name="customer-rewritings-nojoi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64059" calcext:value-type="float">
            <text:p>20640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747740" calcext:value-type="float">
            <text:p>47477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729130" calcext:value-type="float">
            <text:p>8729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3106750" calcext:value-type="float">
            <text:p>131067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8546786" calcext:value-type="float">
            <text:p>185467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9656" calcext:value-type="float">
            <text:p>2396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340763" calcext:value-type="float">
            <text:p>13407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951801" calcext:value-type="float">
            <text:p>295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6838645" calcext:value-type="float">
            <text:p>68386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3887346" calcext:value-type="float">
            <text:p>138873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03020" calcext:value-type="float">
            <text:p>3030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494355" calcext:value-type="float">
            <text:p>1494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3232166" calcext:value-type="float">
            <text:p>3232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7619559" calcext:value-type="float">
            <text:p>76195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3842346" calcext:value-type="float">
            <text:p>13842346</text:p>
          </table:table-cell>
        </table:table-row>
      </table:table>
      <table:table table:name="customer-rewritings-joi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25792" calcext:value-type="float">
            <text:p>2925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498106" calcext:value-type="float">
            <text:p>10498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15992" calcext:value-type="float">
            <text:p>18015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5337986" calcext:value-type="float">
            <text:p>25337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2314590" calcext:value-type="float">
            <text:p>423145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08014" calcext:value-type="float">
            <text:p>808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531298" calcext:value-type="float">
            <text:p>2531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768801" calcext:value-type="float">
            <text:p>5768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15220119" calcext:value-type="float">
            <text:p>15220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32000130" calcext:value-type="float">
            <text:p>32000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0622" calcext:value-type="float">
            <text:p>6806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863010" calcext:value-type="float">
            <text:p>28630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6080685" calcext:value-type="float">
            <text:p>60806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16719983" calcext:value-type="float">
            <text:p>16719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2158977" calcext:value-type="float">
            <text:p>32158977</text:p>
          </table:table-cell>
        </table:table-row>
      </table:table>
      <table:table table:name="order-rewritings-nojoi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3147" calcext:value-type="float">
            <text:p>283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376327" calcext:value-type="float">
            <text:p>1376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43554" calcext:value-type="float">
            <text:p>2743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7683832" calcext:value-type="float">
            <text:p>768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481862" calcext:value-type="float">
            <text:p>13481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3801" calcext:value-type="float">
            <text:p>283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42744" calcext:value-type="float">
            <text:p>1242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498725" calcext:value-type="float">
            <text:p>24987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6553598" calcext:value-type="float">
            <text:p>65535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3657945" calcext:value-type="float">
            <text:p>136579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52751" calcext:value-type="float">
            <text:p>8527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344279" calcext:value-type="float">
            <text:p>23442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066299" calcext:value-type="float">
            <text:p>40662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8482820" calcext:value-type="float">
            <text:p>84828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6952358" calcext:value-type="float">
            <text:p>16952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2483" calcext:value-type="float">
            <text:p>212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84611" calcext:value-type="float">
            <text:p>16846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804061" calcext:value-type="float">
            <text:p>38040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9691273" calcext:value-type="float">
            <text:p>9691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7009122" calcext:value-type="float">
            <text:p>1700912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4392" calcext:value-type="float">
            <text:p>264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674547" calcext:value-type="float">
            <text:p>16745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410831" calcext:value-type="float">
            <text:p>3410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8570384" calcext:value-type="float">
            <text:p>8570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5979497" calcext:value-type="float">
            <text:p>15979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2265" calcext:value-type="float">
            <text:p>282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25210" calcext:value-type="float">
            <text:p>16252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100711" calcext:value-type="float">
            <text:p>3100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8274664" calcext:value-type="float">
            <text:p>8274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7335669" calcext:value-type="float">
            <text:p>17335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3529" calcext:value-type="float">
            <text:p>273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43010" calcext:value-type="float">
            <text:p>1543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975610" calcext:value-type="float">
            <text:p>29756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667978" calcext:value-type="float">
            <text:p>7667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6026088" calcext:value-type="float">
            <text:p>16026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03120" calcext:value-type="float">
            <text:p>303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436945" calcext:value-type="float">
            <text:p>1436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941110" calcext:value-type="float">
            <text:p>2941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7532231" calcext:value-type="float">
            <text:p>7532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469464" calcext:value-type="float">
            <text:p>16469464</text:p>
          </table:table-cell>
        </table:table-row>
      </table:table>
      <table:table table:name="order-rewritings-joi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1474" calcext:value-type="float">
            <text:p>261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90217" calcext:value-type="float">
            <text:p>1290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1716" calcext:value-type="float">
            <text:p>2501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6644489" calcext:value-type="float">
            <text:p>6644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202251" calcext:value-type="float">
            <text:p>13202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23404" calcext:value-type="float">
            <text:p>6234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487416" calcext:value-type="float">
            <text:p>2487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380053" calcext:value-type="float">
            <text:p>53800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13324443" calcext:value-type="float">
            <text:p>133244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26359475" calcext:value-type="float">
            <text:p>263594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31493" calcext:value-type="float">
            <text:p>17314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656523" calcext:value-type="float">
            <text:p>76565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1741005" calcext:value-type="float">
            <text:p>11741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23897349" calcext:value-type="float">
            <text:p>238973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46458099" calcext:value-type="float">
            <text:p>464580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41218" calcext:value-type="float">
            <text:p>1341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986373" calcext:value-type="float">
            <text:p>69863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4882962" calcext:value-type="float">
            <text:p>14882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4109953" calcext:value-type="float">
            <text:p>341099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63598604" calcext:value-type="float">
            <text:p>635986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71398" calcext:value-type="float">
            <text:p>1071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387715" calcext:value-type="float">
            <text:p>6387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79300" calcext:value-type="float">
            <text:p>11079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8463661" calcext:value-type="float">
            <text:p>28463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54945501" calcext:value-type="float">
            <text:p>54945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76307" calcext:value-type="float">
            <text:p>1176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189604" calcext:value-type="float">
            <text:p>6189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715375" calcext:value-type="float">
            <text:p>12715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1656128" calcext:value-type="float">
            <text:p>31656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61092833" calcext:value-type="float">
            <text:p>61092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60608" calcext:value-type="float">
            <text:p>1260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943957" calcext:value-type="float">
            <text:p>5943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695041" calcext:value-type="float">
            <text:p>11695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9913180" calcext:value-type="float">
            <text:p>29913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9033992" calcext:value-type="float">
            <text:p>59033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7486" calcext:value-type="float">
            <text:p>687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803898" calcext:value-type="float">
            <text:p>38038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240884" calcext:value-type="float">
            <text:p>7240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9495947" calcext:value-type="float">
            <text:p>19495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6494215" calcext:value-type="float">
            <text:p>36494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Arial1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Regular" style:font-family-asian="'Source Han Sans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9T17:04:19.590402500</dc:date>
    <meta:editing-duration>PT4H57M22S</meta:editing-duration>
    <meta:editing-cycles>2</meta:editing-cycles>
    <meta:generator>LibreOffice/6.0.5.2$Linux_X86_64 LibreOffice_project/00m0$Build-2</meta:generator>
    <meta:document-statistic meta:table-count="6" meta:cell-count="7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fff200" draw:fill-color="#fff2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f200" draw:fill-color="#fff2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aa61a" draw:fill-color="#faa61a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aa61a" draw:fill-color="#faa61a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673604" draw:fill-color="#6736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-dash="Fine_20_Dashed" svg:stroke-width="0.08cm" svg:stroke-color="#673604" draw:fill-color="#6736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ef413d" draw:fill-color="#ef413d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610506" draw:fill-color="#61050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10506" draw:fill-color="#61050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a3238e" draw:fill-color="#a3238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a3238e" draw:fill-color="#a3238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Fine_20_Dashed" svg:stroke-width="0.08cm" svg:stroke-color="#5c2d91" draw:fill-color="#5c2d9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c2d91" draw:fill-color="#5c2d9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21409a" draw:fill-color="#21409a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Fine_20_Dashed" svg:stroke-width="0.08cm" svg:stroke-color="#002342" draw:fill-color="#002342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2342" draw:fill-color="#002342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Fine_20_Dashed" svg:stroke-width="0.08cm" svg:stroke-color="#00aaad" draw:fill-color="#00aaad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aaad" draw:fill-color="#00aaad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dash" draw:stroke-dash="Fine_20_Dashed" svg:stroke-width="0.08cm" svg:stroke-color="#00a65d" draw:fill-color="#00a65d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a65d" draw:fill-color="#00a65d"/>
      <style:text-properties fo:font-size="10pt" style:font-size-asian="10pt" style:font-size-complex="10pt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17.99cm" svg:height="9cm" xlink:href=".." xlink:type="simple" chart:class="chart:scatter" chart:column-mapping="3 0 4 1 5 2 14 6 15 7 16 8 17 9 18 10 19 11 20 12 21 13" chart:style-name="ch1">
        <chart:legend svg:x="10.953cm" svg:y="0.783cm" style:legend-expansion="custom" chartooo:width="6.827cm" chartooo:height="6.161cm" style:legend-expansion-aspect-ratio="1.10809933452362" chart:style-name="ch2"/>
        <chart:plot-area chart:style-name="ch3" table:cell-range-address="Sheet6.A2:Sheet6.W8" chart:data-source-has-labels="both" svg:x="1.661cm" svg:y="0.338cm" svg:width="8.93cm" svg:height="7.364cm">
          <chartooo:coordinate-region svg:x="2.494cm" svg:y="0.617cm" svg:width="7.659cm" svg:height="6.279cm"/>
          <chart:axis chart:dimension="x" chart:name="primary-x" chart:style-name="ch4" chartooo:axis-type="auto">
            <chart:title svg:x="3.484cm" svg:y="7.882cm" chart:style-name="ch5">
              <text:p>Number of Constraints</text:p>
            </chart:title>
            <chart:categories table:cell-range-address="Sheet6.A3:Sheet6.A8"/>
          </chart:axis>
          <chart:axis chart:dimension="y" chart:name="primary-y" chart:style-name="ch6">
            <chart:title svg:x="0.45cm" svg:y="6.371cm" chart:style-name="ch7">
              <text:p>Rewriting Time (ms)</text:p>
            </chart:title>
            <chart:grid chart:style-name="ch8" chart:class="major"/>
          </chart:axis>
          <chart:series chart:style-name="ch9" chart:values-cell-range-address="Sheet6.E3:Sheet6.E8" chart:label-cell-address="Sheet6.E2:Sheet6.E2" chart:class="chart:scatter">
            <chart:domain table:cell-range-address="Sheet6.A3:Sheet6.A8"/>
            <chart:data-point chart:repeated="5"/>
            <chart:data-point chart:style-name="ch10"/>
          </chart:series>
          <chart:series chart:style-name="ch11" chart:values-cell-range-address="Sheet6.B3:Sheet6.B8" chart:label-cell-address="Sheet6.B2:Sheet6.B2" chart:class="chart:scatter">
            <chart:data-point chart:repeated="6"/>
          </chart:series>
          <chart:series chart:style-name="ch12" chart:values-cell-range-address="Sheet6.F3:Sheet6.F8" chart:label-cell-address="Sheet6.F2:Sheet6.F2" chart:class="chart:scatter">
            <chart:data-point chart:repeated="6"/>
          </chart:series>
          <chart:series chart:style-name="ch13" chart:values-cell-range-address="Sheet6.C3:Sheet6.C8" chart:label-cell-address="Sheet6.C2:Sheet6.C2" chart:class="chart:scatter">
            <chart:data-point chart:repeated="6"/>
          </chart:series>
          <chart:series chart:style-name="ch14" chart:values-cell-range-address="Sheet6.G3:Sheet6.G8" chart:label-cell-address="Sheet6.G2:Sheet6.G2" chart:class="chart:scatter">
            <chart:data-point chart:repeated="6"/>
          </chart:series>
          <chart:series chart:style-name="ch15" chart:values-cell-range-address="Sheet6.D3:Sheet6.D8" chart:label-cell-address="Sheet6.D2:Sheet6.D2" chart:class="chart:scatter">
            <chart:data-point chart:repeated="6"/>
          </chart:series>
          <chart:series chart:style-name="ch16" chart:values-cell-range-address="Sheet6.P3:Sheet6.P8" chart:label-cell-address="Sheet6.P2:Sheet6.P2" chart:class="chart:scatter">
            <chart:data-point chart:repeated="6"/>
          </chart:series>
          <chart:series chart:style-name="ch17" chart:values-cell-range-address="Sheet6.H3:Sheet6.H8" chart:label-cell-address="Sheet6.H2:Sheet6.H2" chart:class="chart:scatter">
            <chart:data-point chart:repeated="6"/>
          </chart:series>
          <chart:series chart:style-name="ch18" chart:values-cell-range-address="Sheet6.Q3:Sheet6.Q8" chart:label-cell-address="Sheet6.Q2:Sheet6.Q2" chart:class="chart:scatter">
            <chart:data-point chart:repeated="6"/>
          </chart:series>
          <chart:series chart:style-name="ch19" chart:values-cell-range-address="Sheet6.I3:Sheet6.I8" chart:label-cell-address="Sheet6.I2:Sheet6.I2" chart:class="chart:scatter">
            <chart:data-point chart:repeated="6"/>
          </chart:series>
          <chart:series chart:style-name="ch20" chart:values-cell-range-address="Sheet6.R3:Sheet6.R8" chart:label-cell-address="Sheet6.R2:Sheet6.R2" chart:class="chart:scatter">
            <chart:data-point chart:repeated="6"/>
          </chart:series>
          <chart:series chart:style-name="ch21" chart:values-cell-range-address="Sheet6.J3:Sheet6.J8" chart:label-cell-address="Sheet6.J2:Sheet6.J2" chart:class="chart:scatter">
            <chart:data-point chart:repeated="6"/>
          </chart:series>
          <chart:series chart:style-name="ch22" chart:values-cell-range-address="Sheet6.S3:Sheet6.S8" chart:label-cell-address="Sheet6.S2:Sheet6.S2" chart:class="chart:scatter">
            <chart:data-point chart:repeated="6"/>
          </chart:series>
          <chart:series chart:style-name="ch23" chart:values-cell-range-address="Sheet6.K3:Sheet6.K8" chart:label-cell-address="Sheet6.K2:Sheet6.K2" chart:class="chart:scatter">
            <chart:data-point chart:repeated="6"/>
          </chart:series>
          <chart:series chart:style-name="ch24" chart:values-cell-range-address="Sheet6.T3:Sheet6.T8" chart:label-cell-address="Sheet6.T2:Sheet6.T2" chart:class="chart:scatter">
            <chart:data-point chart:repeated="6"/>
          </chart:series>
          <chart:series chart:style-name="ch25" chart:values-cell-range-address="Sheet6.L3:Sheet6.L8" chart:label-cell-address="Sheet6.L2:Sheet6.L2" chart:class="chart:scatter">
            <chart:data-point chart:repeated="6"/>
          </chart:series>
          <chart:series chart:style-name="ch26" chart:values-cell-range-address="Sheet6.U3:Sheet6.U8" chart:label-cell-address="Sheet6.U2:Sheet6.U2" chart:class="chart:scatter">
            <chart:data-point chart:repeated="6"/>
          </chart:series>
          <chart:series chart:style-name="ch27" chart:values-cell-range-address="Sheet6.M3:Sheet6.M8" chart:label-cell-address="Sheet6.M2:Sheet6.M2" chart:class="chart:scatter">
            <chart:data-point chart:repeated="6"/>
          </chart:series>
          <chart:series chart:style-name="ch28" chart:values-cell-range-address="Sheet6.V3:Sheet6.V8" chart:label-cell-address="Sheet6.V2:Sheet6.V2" chart:class="chart:scatter">
            <chart:data-point chart:repeated="6"/>
          </chart:series>
          <chart:series chart:style-name="ch29" chart:values-cell-range-address="Sheet6.N3:Sheet6.N8" chart:label-cell-address="Sheet6.N2:Sheet6.N2" chart:class="chart:scatter">
            <chart:data-point chart:repeated="6"/>
          </chart:series>
          <chart:series chart:style-name="ch30" chart:values-cell-range-address="Sheet6.W3:Sheet6.W8" chart:label-cell-address="Sheet6.W2:Sheet6.W2" chart:class="chart:scatter">
            <chart:data-point chart:repeated="6"/>
          </chart:series>
          <chart:series chart:style-name="ch31" chart:values-cell-range-address="Sheet6.O3:Sheet6.O8" chart:label-cell-address="Sheet6.O2:Sheet6.O2" chart:class="chart:scatter">
            <chart:data-point chart:repeated="6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J Q10</text:p>
                <draw:g>
                  <svg:desc>Sheet6.E2:Sheet6.E2</svg:desc>
                </draw:g>
              </table:table-cell>
              <table:table-cell office:value-type="string">
                <text:p>CW Q10</text:p>
                <draw:g>
                  <svg:desc>Sheet6.B2:Sheet6.B2</svg:desc>
                </draw:g>
              </table:table-cell>
              <table:table-cell office:value-type="string">
                <text:p>CJ Q13</text:p>
                <draw:g>
                  <svg:desc>Sheet6.F2:Sheet6.F2</svg:desc>
                </draw:g>
              </table:table-cell>
              <table:table-cell office:value-type="string">
                <text:p>CW Q13</text:p>
                <draw:g>
                  <svg:desc>Sheet6.C2:Sheet6.C2</svg:desc>
                </draw:g>
              </table:table-cell>
              <table:table-cell office:value-type="string">
                <text:p>CJ Q18</text:p>
                <draw:g>
                  <svg:desc>Sheet6.G2:Sheet6.G2</svg:desc>
                </draw:g>
              </table:table-cell>
              <table:table-cell office:value-type="string">
                <text:p>CW Q18</text:p>
                <draw:g>
                  <svg:desc>Sheet6.D2:Sheet6.D2</svg:desc>
                </draw:g>
              </table:table-cell>
              <table:table-cell office:value-type="string">
                <text:p>OJ Q3</text:p>
                <draw:g>
                  <svg:desc>Sheet6.P2:Sheet6.P2</svg:desc>
                </draw:g>
              </table:table-cell>
              <table:table-cell office:value-type="string">
                <text:p>OW Q3</text:p>
                <draw:g>
                  <svg:desc>Sheet6.H2:Sheet6.H2</svg:desc>
                </draw:g>
              </table:table-cell>
              <table:table-cell office:value-type="string">
                <text:p>OJ Q4</text:p>
                <draw:g>
                  <svg:desc>Sheet6.Q2:Sheet6.Q2</svg:desc>
                </draw:g>
              </table:table-cell>
              <table:table-cell office:value-type="string">
                <text:p>OW Q4</text:p>
                <draw:g>
                  <svg:desc>Sheet6.I2:Sheet6.I2</svg:desc>
                </draw:g>
              </table:table-cell>
              <table:table-cell office:value-type="string">
                <text:p>OJ Q5</text:p>
                <draw:g>
                  <svg:desc>Sheet6.R2:Sheet6.R2</svg:desc>
                </draw:g>
              </table:table-cell>
              <table:table-cell office:value-type="string">
                <text:p>OW Q5</text:p>
                <draw:g>
                  <svg:desc>Sheet6.J2:Sheet6.J2</svg:desc>
                </draw:g>
              </table:table-cell>
              <table:table-cell office:value-type="string">
                <text:p>OJ Q7</text:p>
                <draw:g>
                  <svg:desc>Sheet6.S2:Sheet6.S2</svg:desc>
                </draw:g>
              </table:table-cell>
              <table:table-cell office:value-type="string">
                <text:p>OW Q7</text:p>
                <draw:g>
                  <svg:desc>Sheet6.K2:Sheet6.K2</svg:desc>
                </draw:g>
              </table:table-cell>
              <table:table-cell office:value-type="string">
                <text:p>OJ Q10</text:p>
                <draw:g>
                  <svg:desc>Sheet6.T2:Sheet6.T2</svg:desc>
                </draw:g>
              </table:table-cell>
              <table:table-cell office:value-type="string">
                <text:p>OW Q10</text:p>
                <draw:g>
                  <svg:desc>Sheet6.L2:Sheet6.L2</svg:desc>
                </draw:g>
              </table:table-cell>
              <table:table-cell office:value-type="string">
                <text:p>OJ Q12</text:p>
                <draw:g>
                  <svg:desc>Sheet6.U2:Sheet6.U2</svg:desc>
                </draw:g>
              </table:table-cell>
              <table:table-cell office:value-type="string">
                <text:p>OW Q12</text:p>
                <draw:g>
                  <svg:desc>Sheet6.M2:Sheet6.M2</svg:desc>
                </draw:g>
              </table:table-cell>
              <table:table-cell office:value-type="string">
                <text:p>OJ Q13</text:p>
                <draw:g>
                  <svg:desc>Sheet6.V2:Sheet6.V2</svg:desc>
                </draw:g>
              </table:table-cell>
              <table:table-cell office:value-type="string">
                <text:p>OW Q13</text:p>
                <draw:g>
                  <svg:desc>Sheet6.N2:Sheet6.N2</svg:desc>
                </draw:g>
              </table:table-cell>
              <table:table-cell office:value-type="string">
                <text:p>OJ Q21</text:p>
                <draw:g>
                  <svg:desc>Sheet6.W2:Sheet6.W2</svg:desc>
                </draw:g>
              </table:table-cell>
              <table:table-cell office:value-type="string">
                <text:p>OW Q21</text:p>
                <draw:g>
                  <svg:desc>Sheet6.O2:Sheet6.O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6.A3:Sheet6.A8</svg:desc>
                </draw:g>
              </table:table-cell>
              <table:table-cell office:value-type="float" office:value="2.925792">
                <text:p>2.925792</text:p>
                <draw:g>
                  <svg:desc>Sheet6.E3:Sheet6.E8</svg:desc>
                </draw:g>
              </table:table-cell>
              <table:table-cell office:value-type="float" office:value="2.064059">
                <text:p>2.064059</text:p>
                <draw:g>
                  <svg:desc>Sheet6.B3:Sheet6.B8</svg:desc>
                </draw:g>
              </table:table-cell>
              <table:table-cell office:value-type="float" office:value="0.808014">
                <text:p>0.808014</text:p>
                <draw:g>
                  <svg:desc>Sheet6.F3:Sheet6.F8</svg:desc>
                </draw:g>
              </table:table-cell>
              <table:table-cell office:value-type="float" office:value="0.239656">
                <text:p>0.239656</text:p>
                <draw:g>
                  <svg:desc>Sheet6.C3:Sheet6.C8</svg:desc>
                </draw:g>
              </table:table-cell>
              <table:table-cell office:value-type="float" office:value="0.680622">
                <text:p>0.680622</text:p>
                <draw:g>
                  <svg:desc>Sheet6.G3:Sheet6.G8</svg:desc>
                </draw:g>
              </table:table-cell>
              <table:table-cell office:value-type="float" office:value="0.30302">
                <text:p>0.30302</text:p>
                <draw:g>
                  <svg:desc>Sheet6.D3:Sheet6.D8</svg:desc>
                </draw:g>
              </table:table-cell>
              <table:table-cell office:value-type="float" office:value="1.260608">
                <text:p>1.260608</text:p>
                <draw:g>
                  <svg:desc>Sheet6.P3:Sheet6.P8</svg:desc>
                </draw:g>
              </table:table-cell>
              <table:table-cell office:value-type="float" office:value="0.273529">
                <text:p>0.273529</text:p>
                <draw:g>
                  <svg:desc>Sheet6.H3:Sheet6.H8</svg:desc>
                </draw:g>
              </table:table-cell>
              <table:table-cell office:value-type="float" office:value="0.261474">
                <text:p>0.261474</text:p>
                <draw:g>
                  <svg:desc>Sheet6.Q3:Sheet6.Q8</svg:desc>
                </draw:g>
              </table:table-cell>
              <table:table-cell office:value-type="float" office:value="0.283147">
                <text:p>0.283147</text:p>
                <draw:g>
                  <svg:desc>Sheet6.I3:Sheet6.I8</svg:desc>
                </draw:g>
              </table:table-cell>
              <table:table-cell office:value-type="float" office:value="1.176307">
                <text:p>1.176307</text:p>
                <draw:g>
                  <svg:desc>Sheet6.R3:Sheet6.R8</svg:desc>
                </draw:g>
              </table:table-cell>
              <table:table-cell office:value-type="float" office:value="0.282265">
                <text:p>0.282265</text:p>
                <draw:g>
                  <svg:desc>Sheet6.J3:Sheet6.J8</svg:desc>
                </draw:g>
              </table:table-cell>
              <table:table-cell office:value-type="float" office:value="1.341218">
                <text:p>1.341218</text:p>
                <draw:g>
                  <svg:desc>Sheet6.S3:Sheet6.S8</svg:desc>
                </draw:g>
              </table:table-cell>
              <table:table-cell office:value-type="float" office:value="0.212483">
                <text:p>0.212483</text:p>
                <draw:g>
                  <svg:desc>Sheet6.K3:Sheet6.K8</svg:desc>
                </draw:g>
              </table:table-cell>
              <table:table-cell office:value-type="float" office:value="1.071398">
                <text:p>1.071398</text:p>
                <draw:g>
                  <svg:desc>Sheet6.T3:Sheet6.T8</svg:desc>
                </draw:g>
              </table:table-cell>
              <table:table-cell office:value-type="float" office:value="0.264392">
                <text:p>0.264392</text:p>
                <draw:g>
                  <svg:desc>Sheet6.L3:Sheet6.L8</svg:desc>
                </draw:g>
              </table:table-cell>
              <table:table-cell office:value-type="float" office:value="0.687486">
                <text:p>0.687486</text:p>
                <draw:g>
                  <svg:desc>Sheet6.U3:Sheet6.U8</svg:desc>
                </draw:g>
              </table:table-cell>
              <table:table-cell office:value-type="float" office:value="0.30312">
                <text:p>0.30312</text:p>
                <draw:g>
                  <svg:desc>Sheet6.M3:Sheet6.M8</svg:desc>
                </draw:g>
              </table:table-cell>
              <table:table-cell office:value-type="float" office:value="0.623404">
                <text:p>0.623404</text:p>
                <draw:g>
                  <svg:desc>Sheet6.V3:Sheet6.V8</svg:desc>
                </draw:g>
              </table:table-cell>
              <table:table-cell office:value-type="float" office:value="0.283801">
                <text:p>0.283801</text:p>
                <draw:g>
                  <svg:desc>Sheet6.N3:Sheet6.N8</svg:desc>
                </draw:g>
              </table:table-cell>
              <table:table-cell office:value-type="float" office:value="1.731493">
                <text:p>1.731493</text:p>
                <draw:g>
                  <svg:desc>Sheet6.W3:Sheet6.W8</svg:desc>
                </draw:g>
              </table:table-cell>
              <table:table-cell office:value-type="float" office:value="0.852751">
                <text:p>0.852751</text:p>
                <draw:g>
                  <svg:desc>Sheet6.O3:Sheet6.O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498106">
                <text:p>10.498106</text:p>
              </table:table-cell>
              <table:table-cell office:value-type="float" office:value="4.74774">
                <text:p>4.74774</text:p>
              </table:table-cell>
              <table:table-cell office:value-type="float" office:value="2.531298">
                <text:p>2.531298</text:p>
              </table:table-cell>
              <table:table-cell office:value-type="float" office:value="1.340763">
                <text:p>1.340763</text:p>
              </table:table-cell>
              <table:table-cell office:value-type="float" office:value="2.86301">
                <text:p>2.86301</text:p>
              </table:table-cell>
              <table:table-cell office:value-type="float" office:value="1.494355">
                <text:p>1.494355</text:p>
              </table:table-cell>
              <table:table-cell office:value-type="float" office:value="5.943957">
                <text:p>5.943957</text:p>
              </table:table-cell>
              <table:table-cell office:value-type="float" office:value="1.54301">
                <text:p>1.54301</text:p>
              </table:table-cell>
              <table:table-cell office:value-type="float" office:value="1.290217">
                <text:p>1.290217</text:p>
              </table:table-cell>
              <table:table-cell office:value-type="float" office:value="1.376327">
                <text:p>1.376327</text:p>
              </table:table-cell>
              <table:table-cell office:value-type="float" office:value="6.189604">
                <text:p>6.189604</text:p>
              </table:table-cell>
              <table:table-cell office:value-type="float" office:value="1.62521">
                <text:p>1.62521</text:p>
              </table:table-cell>
              <table:table-cell office:value-type="float" office:value="6.986373">
                <text:p>6.986373</text:p>
              </table:table-cell>
              <table:table-cell office:value-type="float" office:value="1.684611">
                <text:p>1.684611</text:p>
              </table:table-cell>
              <table:table-cell office:value-type="float" office:value="6.387715">
                <text:p>6.387715</text:p>
              </table:table-cell>
              <table:table-cell office:value-type="float" office:value="1.674547">
                <text:p>1.674547</text:p>
              </table:table-cell>
              <table:table-cell office:value-type="float" office:value="3.803898">
                <text:p>3.803898</text:p>
              </table:table-cell>
              <table:table-cell office:value-type="float" office:value="1.436945">
                <text:p>1.436945</text:p>
              </table:table-cell>
              <table:table-cell office:value-type="float" office:value="2.487416">
                <text:p>2.487416</text:p>
              </table:table-cell>
              <table:table-cell office:value-type="float" office:value="1.242744">
                <text:p>1.242744</text:p>
              </table:table-cell>
              <table:table-cell office:value-type="float" office:value="7.656523">
                <text:p>7.656523</text:p>
              </table:table-cell>
              <table:table-cell office:value-type="float" office:value="2.344279">
                <text:p>2.3442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015992">
                <text:p>18.015992</text:p>
              </table:table-cell>
              <table:table-cell office:value-type="float" office:value="8.72913">
                <text:p>8.72913</text:p>
              </table:table-cell>
              <table:table-cell office:value-type="float" office:value="5.768801">
                <text:p>5.768801</text:p>
              </table:table-cell>
              <table:table-cell office:value-type="float" office:value="2.951801">
                <text:p>2.951801</text:p>
              </table:table-cell>
              <table:table-cell office:value-type="float" office:value="6.080685">
                <text:p>6.080685</text:p>
              </table:table-cell>
              <table:table-cell office:value-type="float" office:value="3.232166">
                <text:p>3.232166</text:p>
              </table:table-cell>
              <table:table-cell office:value-type="float" office:value="11.695041">
                <text:p>11.695041</text:p>
              </table:table-cell>
              <table:table-cell office:value-type="float" office:value="2.97561">
                <text:p>2.97561</text:p>
              </table:table-cell>
              <table:table-cell office:value-type="float" office:value="2.501716">
                <text:p>2.501716</text:p>
              </table:table-cell>
              <table:table-cell office:value-type="float" office:value="2.743554">
                <text:p>2.743554</text:p>
              </table:table-cell>
              <table:table-cell office:value-type="float" office:value="12.715375">
                <text:p>12.715375</text:p>
              </table:table-cell>
              <table:table-cell office:value-type="float" office:value="3.100711">
                <text:p>3.100711</text:p>
              </table:table-cell>
              <table:table-cell office:value-type="float" office:value="14.882962">
                <text:p>14.882962</text:p>
              </table:table-cell>
              <table:table-cell office:value-type="float" office:value="3.804061">
                <text:p>3.804061</text:p>
              </table:table-cell>
              <table:table-cell office:value-type="float" office:value="11.0793">
                <text:p>11.0793</text:p>
              </table:table-cell>
              <table:table-cell office:value-type="float" office:value="3.410831">
                <text:p>3.410831</text:p>
              </table:table-cell>
              <table:table-cell office:value-type="float" office:value="7.240884">
                <text:p>7.240884</text:p>
              </table:table-cell>
              <table:table-cell office:value-type="float" office:value="2.94111">
                <text:p>2.94111</text:p>
              </table:table-cell>
              <table:table-cell office:value-type="float" office:value="5.380053">
                <text:p>5.380053</text:p>
              </table:table-cell>
              <table:table-cell office:value-type="float" office:value="2.498725">
                <text:p>2.498725</text:p>
              </table:table-cell>
              <table:table-cell office:value-type="float" office:value="11.741005">
                <text:p>11.741005</text:p>
              </table:table-cell>
              <table:table-cell office:value-type="float" office:value="4.066299">
                <text:p>4.0662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.337986">
                <text:p>25.337986</text:p>
              </table:table-cell>
              <table:table-cell office:value-type="float" office:value="13.10675">
                <text:p>13.10675</text:p>
              </table:table-cell>
              <table:table-cell office:value-type="float" office:value="15.220119">
                <text:p>15.220119</text:p>
              </table:table-cell>
              <table:table-cell office:value-type="float" office:value="6.838645">
                <text:p>6.838645</text:p>
              </table:table-cell>
              <table:table-cell office:value-type="float" office:value="16.719983">
                <text:p>16.719983</text:p>
              </table:table-cell>
              <table:table-cell office:value-type="float" office:value="7.619559">
                <text:p>7.619559</text:p>
              </table:table-cell>
              <table:table-cell office:value-type="float" office:value="29.91318">
                <text:p>29.91318</text:p>
              </table:table-cell>
              <table:table-cell office:value-type="float" office:value="7.667978">
                <text:p>7.667978</text:p>
              </table:table-cell>
              <table:table-cell office:value-type="float" office:value="6.644489">
                <text:p>6.644489</text:p>
              </table:table-cell>
              <table:table-cell office:value-type="float" office:value="7.683832">
                <text:p>7.683832</text:p>
              </table:table-cell>
              <table:table-cell office:value-type="float" office:value="31.656128">
                <text:p>31.656128</text:p>
              </table:table-cell>
              <table:table-cell office:value-type="float" office:value="8.274664">
                <text:p>8.274664</text:p>
              </table:table-cell>
              <table:table-cell office:value-type="float" office:value="34.109953">
                <text:p>34.109953</text:p>
              </table:table-cell>
              <table:table-cell office:value-type="float" office:value="9.691273">
                <text:p>9.691273</text:p>
              </table:table-cell>
              <table:table-cell office:value-type="float" office:value="28.463661">
                <text:p>28.463661</text:p>
              </table:table-cell>
              <table:table-cell office:value-type="float" office:value="8.570384">
                <text:p>8.570384</text:p>
              </table:table-cell>
              <table:table-cell office:value-type="float" office:value="19.495947">
                <text:p>19.495947</text:p>
              </table:table-cell>
              <table:table-cell office:value-type="float" office:value="7.532231">
                <text:p>7.532231</text:p>
              </table:table-cell>
              <table:table-cell office:value-type="float" office:value="13.324443">
                <text:p>13.324443</text:p>
              </table:table-cell>
              <table:table-cell office:value-type="float" office:value="6.553598">
                <text:p>6.553598</text:p>
              </table:table-cell>
              <table:table-cell office:value-type="float" office:value="23.897349">
                <text:p>23.897349</text:p>
              </table:table-cell>
              <table:table-cell office:value-type="float" office:value="8.48282">
                <text:p>8.482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.31459">
                <text:p>42.31459</text:p>
              </table:table-cell>
              <table:table-cell office:value-type="float" office:value="18.546786">
                <text:p>18.546786</text:p>
              </table:table-cell>
              <table:table-cell office:value-type="float" office:value="32.00013">
                <text:p>32.00013</text:p>
              </table:table-cell>
              <table:table-cell office:value-type="float" office:value="13.887346">
                <text:p>13.887346</text:p>
              </table:table-cell>
              <table:table-cell office:value-type="float" office:value="32.158977">
                <text:p>32.158977</text:p>
              </table:table-cell>
              <table:table-cell office:value-type="float" office:value="13.842346">
                <text:p>13.842346</text:p>
              </table:table-cell>
              <table:table-cell office:value-type="float" office:value="59.033992">
                <text:p>59.033992</text:p>
              </table:table-cell>
              <table:table-cell office:value-type="float" office:value="16.026088">
                <text:p>16.026088</text:p>
              </table:table-cell>
              <table:table-cell office:value-type="float" office:value="13.202251">
                <text:p>13.202251</text:p>
              </table:table-cell>
              <table:table-cell office:value-type="float" office:value="13.481862">
                <text:p>13.481862</text:p>
              </table:table-cell>
              <table:table-cell office:value-type="float" office:value="61.092833">
                <text:p>61.092833</text:p>
              </table:table-cell>
              <table:table-cell office:value-type="float" office:value="17.335669">
                <text:p>17.335669</text:p>
              </table:table-cell>
              <table:table-cell office:value-type="float" office:value="63.598604">
                <text:p>63.598604</text:p>
              </table:table-cell>
              <table:table-cell office:value-type="float" office:value="17.009122">
                <text:p>17.009122</text:p>
              </table:table-cell>
              <table:table-cell office:value-type="float" office:value="54.945501">
                <text:p>54.945501</text:p>
              </table:table-cell>
              <table:table-cell office:value-type="float" office:value="15.979497">
                <text:p>15.979497</text:p>
              </table:table-cell>
              <table:table-cell office:value-type="float" office:value="36.494215">
                <text:p>36.494215</text:p>
              </table:table-cell>
              <table:table-cell office:value-type="float" office:value="16.469464">
                <text:p>16.469464</text:p>
              </table:table-cell>
              <table:table-cell office:value-type="float" office:value="26.359475">
                <text:p>26.359475</text:p>
              </table:table-cell>
              <table:table-cell office:value-type="float" office:value="13.657945">
                <text:p>13.657945</text:p>
              </table:table-cell>
              <table:table-cell office:value-type="float" office:value="46.458099">
                <text:p>46.458099</text:p>
              </table:table-cell>
              <table:table-cell office:value-type="float" office:value="16.952358">
                <text:p>16.95235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290">
                <text:p>290</text:p>
              </table:table-cell>
              <table:table-cell office:value-type="float" office:value="130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150">
                <text:p>150</text:p>
              </table:table-cell>
              <table:table-cell office:value-type="float" office:value="330">
                <text:p>330</text:p>
              </table:table-cell>
              <table:table-cell office:value-type="float" office:value="170">
                <text:p>170</text:p>
              </table:table-cell>
              <table:table-cell office:value-type="float" office:value="350">
                <text:p>350</text:p>
              </table:table-cell>
              <table:table-cell office:value-type="float" office:value="190">
                <text:p>190</text:p>
              </table:table-cell>
              <table:table-cell office:value-type="float" office:value="370">
                <text:p>370</text:p>
              </table:table-cell>
              <table:table-cell office:value-type="float" office:value="210">
                <text:p>210</text:p>
              </table:table-cell>
              <table:table-cell office:value-type="float" office:value="390">
                <text:p>390</text:p>
              </table:table-cell>
              <table:table-cell office:value-type="float" office:value="230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250">
                <text:p>250</text:p>
              </table:table-cell>
              <table:table-cell office:value-type="float" office:value="430">
                <text:p>430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